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2cm" svg:y="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cm" svg:height="2cm" svg:x="5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9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7cm" svg:y="2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4cm" svg:x2="6cm" svg:y2="5.2cm" draw:start-shape="id1" draw:start-glue-point="8" draw:end-shape="id2" draw:end-glue-point="4" svg:d="m8000 4000c0 901-2000 302-2000 1200">
          <text:p/>
        </draw:connector>
        <draw:connector draw:style-name="gr3" draw:text-style-name="P1" draw:layer="layout" draw:type="curve" svg:x1="8cm" svg:y1="4cm" svg:x2="10cm" svg:y2="5.2cm" draw:start-shape="id1" draw:start-glue-point="8" draw:end-shape="id3" draw:end-glue-point="4" svg:d="m8000 4000c0 901 2000 302 2000 1200">
          <text:p/>
        </draw:connector>
        <draw:custom-shape draw:style-name="gr1" draw:text-style-name="P1" xml:id="id5" draw:id="id5" draw:layer="layout" svg:width="2cm" svg:height="2cm" svg:x="13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7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5cm" svg:y="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cm" svg:y1="4cm" svg:x2="14cm" svg:y2="5.2cm" draw:start-shape="id4" draw:start-glue-point="8" draw:end-shape="id5" draw:end-glue-point="4" svg:d="m16000 4000c0 901-2000 302-2000 1200">
          <text:p/>
        </draw:connector>
        <draw:connector draw:style-name="gr3" draw:text-style-name="P1" draw:layer="layout" draw:type="curve" svg:x1="16cm" svg:y1="4cm" svg:x2="18cm" svg:y2="5.2cm" draw:start-shape="id4" draw:start-glue-point="8" draw:end-shape="id6" draw:end-glue-point="4" svg:d="m16000 4000c0 901 2000 302 2000 1200">
          <text:p/>
        </draw:connector>
        <draw:custom-shape draw:style-name="gr1" draw:text-style-name="P1" xml:id="id8" draw:id="id8" draw:layer="layout" svg:width="2cm" svg:height="2cm" svg:x="1.1cm" svg:y="9.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1.1cm" svg:y="6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cm" svg:y1="8.1cm" svg:x2="2.1cm" svg:y2="9.1cm" draw:start-shape="id7" draw:start-glue-point="8" draw:end-shape="id8" draw:end-glue-point="4" svg:d="m2100 8100v1000">
          <text:p/>
        </draw:connector>
        <draw:custom-shape draw:style-name="gr1" draw:text-style-name="P1" xml:id="id10" draw:id="id10" draw:layer="layout" svg:width="2cm" svg:height="2cm" svg:x="5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9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7cm" svg:y="9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11cm" svg:x2="6cm" svg:y2="12.2cm" draw:start-shape="id9" draw:start-glue-point="8" draw:end-shape="id10" draw:end-glue-point="4" svg:d="m8000 11000c0 900-2000 300-2000 1200">
          <text:p/>
        </draw:connector>
        <draw:connector draw:style-name="gr3" draw:text-style-name="P1" draw:layer="layout" draw:type="curve" svg:x1="8cm" svg:y1="11cm" svg:x2="10cm" svg:y2="12.2cm" draw:start-shape="id9" draw:start-glue-point="8" draw:end-shape="id11" draw:end-glue-point="4" svg:d="m8000 11000c0 900 2000 300 2000 12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8.3cm" svg:y="6.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cm" svg:y1="8.2cm" svg:x2="6.5cm" svg:y2="9.4cm" draw:start-shape="id12" draw:start-glue-point="8" draw:end-shape="id13" draw:end-glue-point="4" svg:d="m9300 8200c0 900-2800 300-2800 1200">
          <text:p/>
        </draw:connector>
        <draw:connector draw:style-name="gr3" draw:text-style-name="P1" draw:layer="layout" draw:type="curve" svg:x1="9.3cm" svg:y1="8.2cm" svg:x2="12.1cm" svg:y2="9.4cm" draw:start-shape="id12" draw:start-glue-point="8" draw:end-shape="id14" draw:end-glue-point="4" svg:d="m9300 8200c0 900 2800 300 2800 1200">
          <text:p/>
        </draw:connector>
        <draw:custom-shape draw:style-name="gr2" draw:text-style-name="P1" xml:id="id15" draw:id="id15" draw:layer="layout" svg:width="2cm" svg:height="2cm" svg:x="8.3cm" svg:y="3.5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3cm" svg:y1="5.5cm" svg:x2="9.3cm" svg:y2="6.2cm" draw:start-shape="id15" draw:start-glue-point="8" draw:end-shape="id12" draw:end-glue-point="4" svg:d="m9300 5500v700">
          <text:p/>
        </draw:connector>
        <draw:custom-shape draw:style-name="gr2" draw:text-style-name="P1" xml:id="id13" draw:id="id13" draw:layer="layout" svg:width="2cm" svg:height="2cm" svg:x="5.5cm" svg:y="9.4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5cm" svg:y1="11.4cm" svg:x2="5.2cm" svg:y2="13cm" draw:start-shape="id13" draw:start-glue-point="8" draw:end-shape="id16" draw:end-glue-point="4" svg:d="m6500 11400c0 1200-1300 400-1300 1600">
          <text:p/>
        </draw:connector>
        <draw:connector draw:style-name="gr3" draw:text-style-name="P1" draw:layer="layout" draw:type="curve" svg:x1="6.5cm" svg:y1="11.4cm" svg:x2="7.8cm" svg:y2="13cm" draw:start-shape="id13" draw:start-glue-point="8" draw:end-shape="id17" draw:end-glue-point="4" svg:d="m6500 11400c0 1200 1300 400 1300 1600">
          <text:p/>
        </draw:connector>
        <draw:custom-shape draw:style-name="gr2" draw:text-style-name="P1" xml:id="id14" draw:id="id14" draw:layer="layout" svg:width="2cm" svg:height="2cm" svg:x="11.1cm" svg:y="9.4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1cm" svg:y1="11.4cm" svg:x2="10.8cm" svg:y2="13cm" draw:start-shape="id14" draw:start-glue-point="8" draw:end-shape="id18" draw:end-glue-point="4" svg:d="m12100 11400c0 1200-1300 400-1300 1600">
          <text:p/>
        </draw:connector>
        <draw:connector draw:style-name="gr3" draw:text-style-name="P1" draw:layer="layout" draw:type="curve" svg:x1="12.1cm" svg:y1="11.4cm" svg:x2="13.4cm" svg:y2="13cm" draw:start-shape="id14" draw:start-glue-point="8" draw:end-shape="id19" draw:end-glue-point="4" svg:d="m12100 11400c0 1200 1300 400 1300 1600">
          <text:p/>
        </draw:connector>
        <draw:custom-shape draw:style-name="gr1" draw:text-style-name="P1" xml:id="id16" draw:id="id16" draw:layer="layout" svg:width="2cm" svg:height="2cm" svg:x="4.2cm" svg:y="1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6.8cm" svg:y="1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9.8cm" svg:y="1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2.4cm" svg:y="1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1" xml:id="id20" draw:id="id20" draw:layer="layout" svg:width="2cm" svg:height="2cm" svg:x="12.825cm" svg:y="0.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825cm" svg:y1="2.1cm" svg:x2="16.85cm" svg:y2="3.3cm" draw:start-shape="id20" draw:start-glue-point="8" draw:end-shape="id21" svg:d="m13825 2100c0 900 3025 300 3025 1200">
          <text:p/>
        </draw:connector>
        <draw:custom-shape draw:style-name="gr4" draw:text-style-name="P1" xml:id="id21" draw:id="id21" draw:layer="layout" svg:width="2cm" svg:height="2cm" svg:x="15.85cm" svg:y="3.3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2cm" svg:height="2cm" svg:x="9.8cm" svg:y="3.3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825cm" svg:y1="2.1cm" svg:x2="10.8cm" svg:y2="3.3cm" draw:start-shape="id20" draw:start-glue-point="8" draw:end-shape="id22" draw:end-glue-point="4" svg:d="m13825 2100c0 900-3025 300-3025 1200">
          <text:p/>
        </draw:connector>
        <draw:connector draw:style-name="gr5" draw:text-style-name="P1" draw:layer="layout" draw:type="curve" svg:x1="10.8cm" svg:y1="5.3cm" svg:x2="9.2cm" svg:y2="6.6cm" draw:start-shape="id22" draw:start-glue-point="8" draw:end-shape="id23" draw:end-glue-point="0" svg:d="m10800 5300c0 976-1600 327-1600 1300">
          <text:p/>
        </draw:connector>
        <draw:g>
          <draw:custom-shape draw:style-name="gr6" draw:text-style-name="P1" xml:id="id23" draw:id="id23" draw:layer="layout" svg:width="2cm" svg:height="2cm" svg:x="8.2cm" svg:y="6.6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6" draw:text-style-name="P1" xml:id="id24" draw:id="id24" draw:layer="layout" svg:width="2cm" svg:height="2cm" svg:x="11.4cm" svg:y="6.6cm">
            <text:p text:style-name="P1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xml:id="id26" draw:id="id26" draw:layer="layout" svg:width="2cm" svg:height="2cm" svg:x="14.4cm" svg:y="6.6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25" draw:id="id25" draw:layer="layout" svg:width="2cm" svg:height="2cm" svg:x="17.3cm" svg:y="6.6cm">
            <text:p text:style-name="P1">1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curve" svg:x1="10.8cm" svg:y1="5.3cm" svg:x2="12.4cm" svg:y2="6.6cm" draw:start-shape="id22" draw:start-glue-point="8" draw:end-shape="id24" draw:end-glue-point="0" svg:d="m10800 5300c0 976 1600 327 1600 1300">
          <text:p/>
        </draw:connector>
        <draw:connector draw:style-name="gr3" draw:text-style-name="P1" draw:layer="layout" draw:type="curve" svg:x1="16.85cm" svg:y1="5.3cm" svg:x2="18.3cm" svg:y2="6.6cm" draw:start-shape="id21" draw:start-glue-point="8" draw:end-shape="id25" draw:end-glue-point="0" svg:d="m16850 5300c0 976 1450 327 1450 1300">
          <text:p/>
        </draw:connector>
        <draw:connector draw:style-name="gr5" draw:text-style-name="P1" draw:layer="layout" draw:type="curve" svg:x1="16.85cm" svg:y1="5.3cm" svg:x2="15.4cm" svg:y2="6.6cm" draw:start-shape="id21" draw:start-glue-point="8" draw:end-shape="id26" draw:end-glue-point="0" svg:d="m16850 5300c0 976-1450 327-1450 1300">
          <text:p/>
        </draw:connector>
        <draw:custom-shape draw:style-name="gr4" draw:text-style-name="P1" xml:id="id27" draw:id="id27" draw:layer="layout" svg:width="2cm" svg:height="2cm" svg:x="1.1cm" svg:y="0.2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1cm" svg:y1="2.2cm" svg:x2="4.8cm" svg:y2="3.7cm" draw:start-shape="id27" draw:start-glue-point="8" draw:end-shape="id28" draw:end-glue-point="4" svg:d="m2100 2200c0 1126 2700 377 2700 1500">
          <text:p/>
        </draw:connector>
        <draw:custom-shape draw:style-name="gr4" draw:text-style-name="P1" xml:id="id28" draw:id="id28" draw:layer="layout" svg:width="2cm" svg:height="2cm" svg:x="3.8cm" svg:y="3.7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1cm" svg:y1="2.2cm" svg:x2="1.3cm" svg:y2="7.9cm" draw:start-shape="id27" draw:start-glue-point="8" draw:end-shape="id29" draw:end-glue-point="0" svg:d="m2100 2200c0 4276-800 1427-800 5700">
          <text:p/>
        </draw:connector>
        <draw:custom-shape draw:style-name="gr6" draw:text-style-name="P1" xml:id="id29" draw:id="id29" draw:layer="layout" svg:width="2cm" svg:height="2cm" svg:x="0.3cm" svg:y="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2cm" svg:height="2cm" svg:x="4.5cm" svg:y="7.8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8cm" svg:y1="5.7cm" svg:x2="5.5cm" svg:y2="7.8cm" draw:start-shape="id28" draw:start-glue-point="8" draw:end-shape="id30" draw:end-glue-point="0" svg:d="m4800 5700c0 1576 700 527 700 2100">
          <text:p/>
        </draw:connector>
        <draw:connector draw:style-name="gr5" draw:text-style-name="P1" draw:layer="layout" draw:type="curve" svg:x1="4.8cm" svg:y1="5.7cm" svg:x2="1.3cm" svg:y2="7.9cm" draw:start-shape="id28" draw:start-glue-point="8" draw:end-shape="id29" draw:end-glue-point="0" svg:d="m4800 5700c0 1651-3500 552-3500 2200">
          <text:p/>
        </draw:connector>
        <draw:frame draw:style-name="gr8" draw:layer="layout" svg:width="2.75cm" svg:height="0.962cm" svg:x="3.6cm" svg:y="0.238cm">
          <draw:text-box>
            <text:p>X and Y</text:p>
          </draw:text-box>
        </draw:frame>
      </draw:page>
      <draw:page draw:name="page4" draw:style-name="dp1" draw:master-page-name="Standard">
        <draw:custom-shape draw:style-name="gr4" draw:text-style-name="P1" xml:id="id31" draw:id="id31" draw:layer="layout" svg:width="2cm" svg:height="2cm" svg:x="13.325cm" svg:y="3.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4.325cm" svg:y1="5.3cm" svg:x2="17.35cm" svg:y2="6.5cm" draw:start-shape="id31" draw:start-glue-point="8" draw:end-shape="id32" svg:d="m14325 5300c0 900 3025 300 3025 1200">
          <text:p/>
        </draw:connector>
        <draw:custom-shape draw:style-name="gr4" draw:text-style-name="P1" xml:id="id32" draw:id="id32" draw:layer="layout" svg:width="2cm" svg:height="2cm" svg:x="16.35cm" svg:y="6.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3" draw:id="id33" draw:layer="layout" svg:width="2cm" svg:height="2cm" svg:x="10.3cm" svg:y="6.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325cm" svg:y1="5.3cm" svg:x2="11.3cm" svg:y2="6.5cm" draw:start-shape="id31" draw:start-glue-point="8" draw:end-shape="id33" draw:end-glue-point="4" svg:d="m14325 5300c0 900-3025 300-3025 1200">
          <text:p/>
        </draw:connector>
        <draw:connector draw:style-name="gr5" draw:text-style-name="P1" draw:layer="layout" draw:type="curve" svg:x1="11.3cm" svg:y1="8.5cm" svg:x2="9.6cm" svg:y2="9.7cm" draw:start-shape="id33" draw:start-glue-point="8" draw:end-shape="id34" draw:end-glue-point="0" svg:d="m11300 8500c0 901-1700 302-1700 1200">
          <text:p/>
        </draw:connector>
        <draw:custom-shape draw:style-name="gr6" draw:text-style-name="P1" xml:id="id34" draw:id="id34" draw:layer="layout" svg:width="2cm" svg:height="2cm" svg:x="8.6cm" svg:y="9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1.9cm" svg:y="9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7.8cm" svg:y="9.8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3cm" svg:y1="8.5cm" svg:x2="12.9cm" svg:y2="9.8cm" draw:start-shape="id33" draw:start-glue-point="8" svg:d="m11300 8500c0 1389 1600 739 1600 1300">
          <text:p/>
        </draw:connector>
        <draw:connector draw:style-name="gr3" draw:text-style-name="P1" draw:layer="layout" draw:type="curve" svg:x1="17.35cm" svg:y1="8.5cm" svg:x2="18.8cm" svg:y2="9.8cm" draw:start-shape="id32" draw:start-glue-point="8" svg:d="m17350 8500c0 1389 1450 739 1450 1300">
          <text:p/>
        </draw:connector>
        <draw:connector draw:style-name="gr5" draw:text-style-name="P1" draw:layer="layout" draw:type="curve" svg:x1="17.35cm" svg:y1="8.5cm" svg:x2="15.9cm" svg:y2="10.4cm" draw:start-shape="id32" draw:start-glue-point="8" draw:end-shape="id35" draw:end-glue-point="0" svg:d="m17350 8500c0 1426-1450 477-1450 1900">
          <text:p/>
        </draw:connector>
        <draw:custom-shape draw:style-name="gr4" draw:text-style-name="P1" xml:id="id36" draw:id="id36" draw:layer="layout" svg:width="2cm" svg:height="2cm" svg:x="3.5cm" svg:y="1.2cm">
          <text:p text:style-name="P1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5cm" svg:y1="3.2cm" svg:x2="6.1cm" svg:y2="9cm" draw:start-shape="id36" draw:start-glue-point="8" draw:end-shape="id37" draw:end-glue-point="0" svg:d="m4500 3200c0 4351 1600 1452 1600 5800">
          <text:p/>
        </draw:connector>
        <draw:custom-shape draw:style-name="gr4" draw:text-style-name="P1" xml:id="id38" draw:id="id38" draw:layer="layout" svg:width="2cm" svg:height="2cm" svg:x="1.4cm" svg:y="4.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cm" svg:y1="3.2cm" svg:x2="2.4cm" svg:y2="4.5cm" draw:start-shape="id36" draw:start-glue-point="8" draw:end-shape="id38" draw:end-glue-point="4" svg:d="m4500 3200c0 976-2100 327-2100 1300">
          <text:p/>
        </draw:connector>
        <draw:custom-shape draw:style-name="gr6" draw:text-style-name="P1" xml:id="id39" draw:id="id39" draw:layer="layout" svg:width="2cm" svg:height="2cm" svg:x="0.6cm" svg:y="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2cm" svg:height="2cm" svg:x="5.1cm" svg:y="9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4cm" svg:y1="6.5cm" svg:x2="6.1cm" svg:y2="9cm" draw:start-shape="id38" draw:start-glue-point="8" draw:end-shape="id37" draw:end-glue-point="0" svg:d="m2400 6500c0 1876 3700 627 3700 2500">
          <text:p/>
        </draw:connector>
        <draw:connector draw:style-name="gr5" draw:text-style-name="P1" draw:layer="layout" draw:type="curve" svg:x1="2.4cm" svg:y1="6.5cm" svg:x2="1.6cm" svg:y2="9cm" draw:start-shape="id38" draw:start-glue-point="8" draw:end-shape="id39" draw:end-glue-point="0" svg:d="m2400 6500c0 1876-800 627-800 2500">
          <text:p/>
        </draw:connector>
        <draw:frame draw:style-name="gr8" draw:layer="layout" svg:width="2.255cm" svg:height="0.962cm" svg:x="10.8cm" svg:y="1.2cm">
          <draw:text-box>
            <text:p>X or Y</text:p>
          </draw:text-box>
        </draw:frame>
        <draw:custom-shape draw:style-name="gr7" draw:text-style-name="P1" xml:id="id35" draw:id="id35" draw:layer="layout" svg:width="2cm" svg:height="2cm" svg:x="14.9cm" svg:y="10.4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4" draw:text-style-name="P2" xml:id="id40" draw:id="id40" draw:layer="layout" svg:width="2cm" svg:height="2cm" svg:x="12.825cm" svg:y="0.1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825cm" svg:y1="2.1cm" svg:x2="16.85cm" svg:y2="3.3cm" draw:start-shape="id40" draw:start-glue-point="8" draw:end-shape="id41" svg:d="m13825 2100c0 901 3025 302 3025 1200">
          <text:p/>
        </draw:connector>
        <draw:custom-shape draw:style-name="gr4" draw:text-style-name="P2" xml:id="id41" draw:id="id41" draw:layer="layout" svg:width="2cm" svg:height="2cm" svg:x="15.85cm" svg:y="3.3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2cm" svg:height="2cm" svg:x="9.8cm" svg:y="3.3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825cm" svg:y1="2.1cm" svg:x2="10.8cm" svg:y2="3.3cm" draw:start-shape="id40" draw:start-glue-point="8" draw:end-shape="id42" draw:end-glue-point="4" svg:d="m13825 2100c0 901-3025 302-3025 1200">
          <text:p/>
        </draw:connector>
        <draw:connector draw:style-name="gr5" draw:text-style-name="P1" draw:layer="layout" draw:type="curve" svg:x1="10.8cm" svg:y1="5.3cm" svg:x2="9.2cm" svg:y2="6.6cm" draw:start-shape="id42" draw:start-glue-point="8" svg:d="m10800 5300c0 1389-1600 739-1600 1300">
          <text:p/>
        </draw:connector>
        <draw:custom-shape draw:style-name="gr6" draw:text-style-name="P1" draw:layer="layout" svg:width="2cm" svg:height="2cm" svg:x="8.2cm" svg:y="6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2cm" svg:x="17.5cm" svg:y="6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14.4cm" svg:y="6.7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8cm" svg:y1="5.3cm" svg:x2="12.4cm" svg:y2="6.6cm" draw:start-shape="id42" draw:start-glue-point="8" svg:d="m10800 5300c0 1389 1600 739 1600 1300">
          <text:p/>
        </draw:connector>
        <draw:connector draw:style-name="gr3" draw:text-style-name="P1" draw:layer="layout" draw:type="curve" svg:x1="16.85cm" svg:y1="5.3cm" svg:x2="18.3cm" svg:y2="6.6cm" draw:start-shape="id41" draw:start-glue-point="8" svg:d="m16850 5300c0 1389 1450 739 1450 1300">
          <text:p/>
        </draw:connector>
        <draw:connector draw:style-name="gr5" draw:text-style-name="P1" draw:layer="layout" draw:type="curve" svg:x1="16.85cm" svg:y1="5.3cm" svg:x2="15.4cm" svg:y2="6.6cm" draw:start-shape="id41" draw:start-glue-point="8" svg:d="m16850 5300c0 1389-1450 739-1450 1300">
          <text:p/>
        </draw:connector>
        <draw:frame draw:style-name="gr8" draw:text-style-name="P3" draw:layer="layout" svg:width="2.572cm" svg:height="0.962cm" svg:x="0.4cm" svg:y="1cm">
          <draw:text-box>
            <text:p text:style-name="P3">X xor Y</text:p>
          </draw:text-box>
        </draw:frame>
        <draw:custom-shape draw:style-name="gr7" draw:text-style-name="P1" draw:layer="layout" svg:width="2cm" svg:height="2cm" svg:x="11.6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xml:id="id43" draw:id="id43" draw:layer="layout" svg:width="2cm" svg:height="2cm" svg:x="3.525cm" svg:y="8.6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525cm" svg:y1="10.6cm" svg:x2="8.5cm" svg:y2="12.1cm" draw:start-shape="id43" draw:start-glue-point="8" draw:end-shape="id44" svg:d="m4525 10600c0 1126 3975 377 3975 1500">
          <text:p/>
        </draw:connector>
        <draw:custom-shape draw:style-name="gr4" draw:text-style-name="P2" xml:id="id44" draw:id="id44" draw:layer="layout" svg:width="2cm" svg:height="2cm" svg:x="7.5cm" svg:y="12.1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5" draw:id="id45" draw:layer="layout" svg:width="2cm" svg:height="2cm" svg:x="0.4cm" svg:y="12.1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25cm" svg:y1="10.6cm" svg:x2="1.4cm" svg:y2="12.1cm" draw:start-shape="id43" draw:start-glue-point="8" draw:end-shape="id45" draw:end-glue-point="4" svg:d="m4525 10600c0 1126-3125 377-3125 1500">
          <text:p/>
        </draw:connector>
        <draw:connector draw:style-name="gr5" draw:text-style-name="P1" draw:layer="layout" draw:type="curve" svg:x1="2.4cm" svg:y1="13.1cm" svg:x2="6.4cm" svg:y2="16.2cm" draw:start-shape="id45" draw:start-glue-point="10" draw:end-shape="id46" draw:end-glue-point="0" svg:d="m2400 13100c2667 0 4000 1033 4000 3100">
          <text:p/>
        </draw:connector>
        <draw:custom-shape draw:style-name="gr6" draw:text-style-name="P1" xml:id="id46" draw:id="id46" draw:layer="layout" svg:width="2cm" svg:height="2cm" svg:x="5.4cm" svg:y="16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47" draw:id="id47" draw:layer="layout" svg:width="2cm" svg:height="2cm" svg:x="2.7cm" svg:y="16.1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.4cm" svg:y1="14.1cm" svg:x2="2.7cm" svg:y2="17.1cm" draw:start-shape="id45" draw:start-glue-point="8" draw:end-shape="id47" draw:end-glue-point="3" svg:d="m1400 14100c0 2000 433 3000 1300 3000">
          <text:p/>
        </draw:connector>
        <draw:connector draw:style-name="gr3" draw:text-style-name="P1" draw:layer="layout" draw:type="curve" svg:x1="8.5cm" svg:y1="14.1cm" svg:x2="7.4cm" svg:y2="17.2cm" draw:start-shape="id44" draw:start-glue-point="8" draw:end-shape="id46" draw:end-glue-point="1" svg:d="m8500 14100c0 2067-366 3100-1100 3100">
          <text:p/>
        </draw:connector>
        <draw:connector draw:style-name="gr5" draw:text-style-name="P1" draw:layer="layout" draw:type="curve" svg:x1="7.5cm" svg:y1="13.1cm" svg:x2="3.7cm" svg:y2="16.1cm" draw:start-shape="id44" draw:start-glue-point="6" draw:end-shape="id47" draw:end-glue-point="0" svg:d="m7500 13100c-2534 0-3800 1000-3800 3000">
          <text:p/>
        </draw:connector>
      </draw:page>
      <draw:page draw:name="page6" draw:style-name="dp1" draw:master-page-name="Standard">
        <draw:custom-shape draw:style-name="gr4" draw:text-style-name="P2" xml:id="id48" draw:id="id48" draw:layer="layout" svg:width="2cm" svg:height="2cm" svg:x="12.925cm" svg:y="0.1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925cm" svg:y1="2.1cm" svg:x2="16.95cm" svg:y2="3.3cm" draw:start-shape="id48" draw:start-glue-point="8" draw:end-shape="id49" svg:d="m13925 2100c0 900 3025 300 3025 1200">
          <text:p/>
        </draw:connector>
        <draw:custom-shape draw:style-name="gr4" draw:text-style-name="P2" xml:id="id49" draw:id="id49" draw:layer="layout" svg:width="2cm" svg:height="2cm" svg:x="15.95cm" svg:y="3.3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0" draw:id="id50" draw:layer="layout" svg:width="2cm" svg:height="2cm" svg:x="9.9cm" svg:y="3.3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925cm" svg:y1="2.1cm" svg:x2="10.9cm" svg:y2="3.3cm" draw:start-shape="id48" draw:start-glue-point="8" draw:end-shape="id50" draw:end-glue-point="4" svg:d="m13925 2100c0 900-3025 300-3025 1200">
          <text:p/>
        </draw:connector>
        <draw:connector draw:style-name="gr5" draw:text-style-name="P1" draw:layer="layout" draw:type="curve" svg:x1="10.9cm" svg:y1="5.3cm" svg:x2="9.3cm" svg:y2="6.6cm" draw:start-shape="id50" draw:start-glue-point="8" svg:d="m10900 5300c0 1389-1600 739-1600 1300">
          <text:p/>
        </draw:connector>
        <draw:custom-shape draw:style-name="gr6" draw:text-style-name="P2" draw:layer="layout" svg:width="2cm" svg:height="2cm" svg:x="14.5cm" svg:y="6.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11.5cm" svg:y="6.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8.3cm" svg:y="6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17.4cm" svg:y="6.6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cm" svg:y1="5.3cm" svg:x2="12.5cm" svg:y2="6.6cm" draw:start-shape="id50" draw:start-glue-point="8" svg:d="m10900 5300c0 1389 1600 739 1600 1300">
          <text:p/>
        </draw:connector>
        <draw:connector draw:style-name="gr3" draw:text-style-name="P1" draw:layer="layout" draw:type="curve" svg:x1="16.95cm" svg:y1="5.3cm" svg:x2="18.4cm" svg:y2="6.6cm" draw:start-shape="id49" draw:start-glue-point="8" svg:d="m16950 5300c0 1389 1450 739 1450 1300">
          <text:p/>
        </draw:connector>
        <draw:connector draw:style-name="gr5" draw:text-style-name="P1" draw:layer="layout" draw:type="curve" svg:x1="16.95cm" svg:y1="5.3cm" svg:x2="15.5cm" svg:y2="6.6cm" draw:start-shape="id49" draw:start-glue-point="8" svg:d="m16950 5300c0 1389-1450 739-1450 1300">
          <text:p/>
        </draw:connector>
        <draw:custom-shape draw:style-name="gr4" draw:text-style-name="P2" xml:id="id51" draw:id="id51" draw:layer="layout" svg:width="2cm" svg:height="2cm" svg:x="3.1cm" svg:y="0.1cm">
          <text:p text:style-name="P2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2.1cm" svg:x2="2cm" svg:y2="3.4cm" draw:start-shape="id51" draw:start-glue-point="8" draw:end-shape="id52" svg:d="m4100 2100c0 976-2100 327-2100 1300">
          <text:p/>
        </draw:connector>
        <draw:custom-shape draw:style-name="gr4" draw:text-style-name="P2" xml:id="id52" draw:id="id52" draw:layer="layout" svg:width="2cm" svg:height="2cm" svg:x="1cm" svg:y="3.4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1cm" svg:y1="2.1cm" svg:x2="5.9cm" svg:y2="6.5cm" draw:start-shape="id51" draw:start-glue-point="8" draw:end-shape="id53" draw:end-glue-point="0" svg:d="m4100 2100c0 3301 1800 1102 1800 4400">
          <text:p/>
        </draw:connector>
        <draw:custom-shape draw:style-name="gr6" draw:text-style-name="P2" xml:id="id54" draw:id="id54" draw:layer="layout" svg:width="2cm" svg:height="2cm" svg:x="0.8cm" svg:y="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2" xml:id="id53" draw:id="id53" draw:layer="layout" svg:width="2cm" svg:height="2cm" svg:x="4.9cm" svg:y="6.5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cm" svg:y1="5.4cm" svg:x2="5.9cm" svg:y2="6.5cm" draw:start-shape="id52" draw:start-glue-point="8" draw:end-shape="id53" draw:end-glue-point="0" svg:d="m2000 5400c0 826 1951 551 1951 551 0-1 1949-276 1949 549">
          <text:p/>
        </draw:connector>
        <draw:connector draw:style-name="gr5" draw:text-style-name="P1" draw:layer="layout" draw:type="curve" svg:x1="2cm" svg:y1="5.4cm" svg:x2="1.8cm" svg:y2="7cm" draw:start-shape="id52" draw:start-glue-point="8" draw:end-shape="id54" draw:end-glue-point="0" svg:d="m2000 5400c0 1201-200 402-200 1600">
          <text:p/>
        </draw:connector>
        <draw:frame draw:style-name="gr8" draw:text-style-name="P3" draw:layer="layout" svg:width="2.272cm" svg:height="0.962cm" svg:x="4.8cm" svg:y="2.138cm">
          <draw:text-box>
            <text:p text:style-name="P3">X -&gt; Y</text:p>
          </draw:text-box>
        </draw:frame>
        <draw:custom-shape draw:style-name="gr4" draw:text-style-name="P2" xml:id="id55" draw:id="id55" draw:layer="layout" svg:width="2cm" svg:height="2cm" svg:x="3.4cm" svg:y="9.8cm">
          <text:p text:style-name="P2">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4cm" svg:y1="11.8cm" svg:x2="6cm" svg:y2="17.6cm" draw:start-shape="id55" draw:start-glue-point="8" draw:end-shape="id56" draw:end-glue-point="0" svg:d="m4400 11800c0 4351 1600 1452 1600 5800">
          <text:p/>
        </draw:connector>
        <draw:custom-shape draw:style-name="gr4" draw:text-style-name="P2" xml:id="id57" draw:id="id57" draw:layer="layout" svg:width="2cm" svg:height="2cm" svg:x="1.3cm" svg:y="13.1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4cm" svg:y1="11.8cm" svg:x2="2.3cm" svg:y2="13.1cm" draw:start-shape="id55" draw:start-glue-point="8" draw:end-shape="id57" svg:d="m4400 11800c0 976-2100 327-2100 1300">
          <text:p/>
        </draw:connector>
        <draw:custom-shape draw:style-name="gr6" draw:text-style-name="P2" xml:id="id58" draw:id="id58" draw:layer="layout" svg:width="2cm" svg:height="2cm" svg:x="0.5cm" svg:y="17.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2" xml:id="id56" draw:id="id56" draw:layer="layout" svg:width="2cm" svg:height="2cm" svg:x="5cm" svg:y="17.6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3cm" svg:y1="15.1cm" svg:x2="1.5cm" svg:y2="17.6cm" draw:start-shape="id57" draw:start-glue-point="8" draw:end-shape="id58" draw:end-glue-point="0" svg:d="m2300 15100c0 1876-800 627-800 2500">
          <text:p/>
        </draw:connector>
        <draw:connector draw:style-name="gr5" draw:text-style-name="P1" draw:layer="layout" draw:type="curve" svg:x1="2.3cm" svg:y1="15.1cm" svg:x2="6cm" svg:y2="17.6cm" draw:start-shape="id57" draw:start-glue-point="8" draw:end-shape="id56" draw:end-glue-point="0" svg:d="m2300 15100c0 1876 3700 627 3700 2500">
          <text:p/>
        </draw:connector>
        <draw:custom-shape draw:style-name="gr4" draw:text-style-name="P2" xml:id="id59" draw:id="id59" draw:layer="layout" svg:width="2cm" svg:height="2cm" svg:x="12.725cm" svg:y="9.5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725cm" svg:y1="11.5cm" svg:x2="16.75cm" svg:y2="12.7cm" draw:start-shape="id59" draw:start-glue-point="8" draw:end-shape="id60" svg:d="m13725 11500c0 901 3025 302 3025 1200">
          <text:p/>
        </draw:connector>
        <draw:custom-shape draw:style-name="gr4" draw:text-style-name="P2" xml:id="id60" draw:id="id60" draw:layer="layout" svg:width="2cm" svg:height="2cm" svg:x="15.75cm" svg:y="12.7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2cm" svg:height="2cm" svg:x="9.7cm" svg:y="12.7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725cm" svg:y1="11.5cm" svg:x2="10.7cm" svg:y2="12.7cm" draw:start-shape="id59" draw:start-glue-point="8" draw:end-shape="id61" draw:end-glue-point="4" svg:d="m13725 11500c0 901-3025 302-3025 1200">
          <text:p/>
        </draw:connector>
        <draw:connector draw:style-name="gr5" draw:text-style-name="P1" draw:layer="layout" draw:type="curve" svg:x1="10.7cm" svg:y1="14.7cm" svg:x2="9.1cm" svg:y2="16cm" draw:start-shape="id61" draw:start-glue-point="8" svg:d="m10700 14700c0 1389-1600 739-1600 1300">
          <text:p/>
        </draw:connector>
        <draw:custom-shape draw:style-name="gr6" draw:text-style-name="P2" draw:layer="layout" svg:width="2cm" svg:height="2cm" svg:x="11.4cm" svg:y="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8.1cm" svg:y="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14.2cm" svg:y="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17.2cm" svg:y="16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cm" svg:y1="14.7cm" svg:x2="12.3cm" svg:y2="16cm" draw:start-shape="id61" draw:start-glue-point="8" svg:d="m10700 14700c0 1389 1600 739 1600 1300">
          <text:p/>
        </draw:connector>
        <draw:connector draw:style-name="gr3" draw:text-style-name="P1" draw:layer="layout" draw:type="curve" svg:x1="16.75cm" svg:y1="14.7cm" svg:x2="18.2cm" svg:y2="16cm" draw:start-shape="id60" draw:start-glue-point="8" svg:d="m16750 14700c0 1389 1450 739 1450 1300">
          <text:p/>
        </draw:connector>
        <draw:connector draw:style-name="gr5" draw:text-style-name="P1" draw:layer="layout" draw:type="curve" svg:x1="16.75cm" svg:y1="14.7cm" svg:x2="15.3cm" svg:y2="16cm" draw:start-shape="id60" draw:start-glue-point="8" svg:d="m16750 14700c0 1389-1450 739-1450 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1-01T12:45:44</dc:date>
    <meta:editing-duration>PT28M55S</meta:editing-duration>
    <meta:editing-cycles>10</meta:editing-cycles>
    <meta:generator>LibreOffice/3.6$MacOSX_x86 LibreOffice_project/da8c1e6-fd468f4-454e206-f42a4a9-143cfd</meta:generator>
    <meta:document-statistic meta:object-count="148"/>
  </office:meta>
</office:document-meta>
</file>